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11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8" style:family="table-column">
      <style:table-column-properties fo:break-before="auto" style:column-width="1.776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7.407cm"/>
    </style:style>
    <style:style style:name="co12" style:family="table-column">
      <style:table-column-properties fo:break-before="auto" style:column-width="8.528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4.51cm"/>
    </style:style>
    <style:style style:name="co15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9.758cm"/>
    </style:style>
    <style:style style:name="co23" style:family="table-column">
      <style:table-column-properties fo:break-before="auto" style:column-width="2.651cm"/>
    </style:style>
    <style:style style:name="co24" style:family="table-column">
      <style:table-column-properties fo:break-before="auto" style:column-width="4.27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859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Naissanc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row table:style-name="ro2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table:number-columns-repeated="11"/>
        </table:table-row>
        <table:table-row table:style-name="ro2">
          <table:table-cell office:value-type="string">
            <text:p>[block1;block=begin][block1.id]</text:p>
          </table:table-cell>
          <table:table-cell/>
          <table:table-cell office:value-type="string">
            <text:p>[block1.nom]</text:p>
          </table:table-cell>
          <table:table-cell table:number-columns-repeated="11"/>
        </table:table-row>
        <table:table-row table:style-name="ro1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05:28</dc:date>
    <dc:creator>romain </dc:creator>
    <meta:editing-duration>PT6H18M10S</meta:editing-duration>
    <meta:editing-cycles>47</meta:editing-cycles>
    <meta:document-statistic meta:table-count="3" meta:cell-count="36" meta:object-count="0"/>
  </office:meta>
</office:document-meta>
</file>